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9.856cm" style:rel-column-width="11257*"/>
    </style:style>
    <style:style style:name="Table2.B" style:family="table-column">
      <style:table-column-properties style:column-width="5.844cm" style:rel-column-width="3313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035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.72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lk shawm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My “folk shawm” has a simple fingering system similar to the penny-whistle.</text:p>
            <text:p text:style-name="Standard"/>
            <text:p text:style-name="Standard">Have fun! Any feedback greatly appreciated - Paul Harrison - pfh@logarithmic.net</text:p>
          </table:table-cell>
          <table:table-cell table:style-name="Table2.A1" office:value-type="string">
            <text:h text:style-name="Heading_20_2" text:outline-level="2"/>
          </table:table-cell>
        </table:table-row>
      </table:table>
      <text:h text:style-name="Heading_20_2" text:outline-level="2">Fingering chart</text:h>
      <text:p text:style-name="P1"/>
      <table:table table:name="Table1" table:style-name="Table1">
        <table:table-column table:style-name="Table1.A"/>
        <table:table-column table:style-name="Table1.B" table:number-columns-repeated="13"/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</table:table-row>
        <table:table-row>
          <table:table-cell table:style-name="Table1.A1" office:value-type="string">
            <text:p text:style-name="P3">Tenor</text:p>
            <text:p text:style-name="P3"/>
          </table:table-cell>
          <table:table-cell table:style-name="Table1.A1" office:value-type="string">
            <text:p text:style-name="P3">D<text:span text:style-name="T2">4</text:span></text:p>
          </table:table-cell>
          <table:table-cell table:style-name="Table1.A1" office:value-type="string">
            <text:p text:style-name="P3">E<text:span text:style-name="T1">4</text:span></text:p>
          </table:table-cell>
          <table:table-cell table:style-name="Table1.A1" office:value-type="string">
            <text:p text:style-name="P3">F♯<text:span text:style-name="T1">4</text:span></text:p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3.5$Linux_X86_64 LibreOffice_project/350m1$Build-2</meta:generator>
    <dc:date>2012-10-28T20:59:10</dc:date>
    <dc:creator>Paul Harrison</dc:creator>
    <meta:editing-duration>PT2H19M44S</meta:editing-duration>
    <meta:editing-cycles>20</meta:editing-cycles>
    <meta:printed-by>Paul Harrison</meta:printed-by>
    <meta:print-date>2012-08-22T09:36:23</meta:print-date>
    <meta:document-statistic meta:table-count="2" meta:image-count="0" meta:object-count="0" meta:page-count="1" meta:paragraph-count="110" meta:word-count="133" meta:character-count="323" meta:non-whitespace-character-count="300"/>
  </office:meta>
</office:document-meta>
</file>